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c3cd1" officeooo:paragraph-rsid="001c3cd1"/>
    </style:style>
    <style:style style:name="P3" style:family="paragraph" style:parent-style-name="Text_20_body">
      <style:text-properties officeooo:paragraph-rsid="00261cc5"/>
    </style:style>
    <style:style style:name="P4" style:family="paragraph" style:parent-style-name="Text_20_body">
      <style:text-properties officeooo:paragraph-rsid="0026f4e7"/>
    </style:style>
    <style:style style:name="P5" style:family="paragraph" style:parent-style-name="Text_20_body">
      <style:text-properties officeooo:rsid="00375a92" officeooo:paragraph-rsid="00375a92"/>
    </style:style>
    <style:style style:name="P6" style:family="paragraph" style:parent-style-name="Text_20_body">
      <style:text-properties officeooo:rsid="0038b310" officeooo:paragraph-rsid="0038b310"/>
    </style:style>
    <style:style style:name="P7" style:family="paragraph" style:parent-style-name="Text_20_body">
      <style:text-properties officeooo:rsid="0038b310" officeooo:paragraph-rsid="004d5e40"/>
    </style:style>
    <style:style style:name="P8" style:family="paragraph" style:parent-style-name="Text_20_body">
      <style:text-properties officeooo:rsid="0039742d" officeooo:paragraph-rsid="0039742d"/>
    </style:style>
    <style:style style:name="P9" style:family="paragraph" style:parent-style-name="Text_20_body">
      <style:text-properties officeooo:rsid="003d9144" officeooo:paragraph-rsid="003d9144"/>
    </style:style>
    <style:style style:name="P10" style:family="paragraph" style:parent-style-name="Text_20_body">
      <style:text-properties officeooo:rsid="003d9144" officeooo:paragraph-rsid="004d5e40"/>
    </style:style>
    <style:style style:name="P11" style:family="paragraph" style:parent-style-name="Text_20_body">
      <style:text-properties officeooo:paragraph-rsid="003d9144"/>
    </style:style>
    <style:style style:name="P12" style:family="paragraph" style:parent-style-name="Text_20_body">
      <style:text-properties officeooo:rsid="003f2f5c" officeooo:paragraph-rsid="003f2f5c"/>
    </style:style>
    <style:style style:name="P13" style:family="paragraph" style:parent-style-name="Text_20_body">
      <style:text-properties officeooo:rsid="004283c8" officeooo:paragraph-rsid="004283c8"/>
    </style:style>
    <style:style style:name="P14" style:family="paragraph" style:parent-style-name="Text_20_body">
      <style:text-properties officeooo:rsid="004283c8" officeooo:paragraph-rsid="004d5e40"/>
    </style:style>
    <style:style style:name="P15" style:family="paragraph" style:parent-style-name="Text_20_body">
      <style:text-properties officeooo:rsid="00435000" officeooo:paragraph-rsid="00435000"/>
    </style:style>
    <style:style style:name="P16" style:family="paragraph" style:parent-style-name="Text_20_body">
      <style:text-properties officeooo:rsid="00276266" officeooo:paragraph-rsid="00441d8a"/>
    </style:style>
    <style:style style:name="P17" style:family="paragraph" style:parent-style-name="Text_20_body">
      <style:text-properties officeooo:rsid="00276266" officeooo:paragraph-rsid="00517da5"/>
    </style:style>
    <style:style style:name="P18" style:family="paragraph" style:parent-style-name="Text_20_body">
      <style:text-properties officeooo:rsid="00295914" officeooo:paragraph-rsid="00441d8a"/>
    </style:style>
    <style:style style:name="P19" style:family="paragraph" style:parent-style-name="Text_20_body">
      <style:text-properties officeooo:rsid="002b40e9" officeooo:paragraph-rsid="00441d8a"/>
    </style:style>
    <style:style style:name="P20" style:family="paragraph" style:parent-style-name="Text_20_body">
      <style:text-properties officeooo:rsid="002b6e5c" officeooo:paragraph-rsid="00441d8a"/>
    </style:style>
    <style:style style:name="P21" style:family="paragraph" style:parent-style-name="Text_20_body">
      <style:text-properties style:font-name="Calibri" officeooo:rsid="0063c419" officeooo:paragraph-rsid="0063c419"/>
    </style:style>
    <style:style style:name="P22" style:family="paragraph" style:parent-style-name="Text_20_body">
      <style:text-properties officeooo:paragraph-rsid="004dfc22"/>
    </style:style>
    <style:style style:name="P23" style:family="paragraph" style:parent-style-name="Text_20_body">
      <style:text-properties officeooo:rsid="0053d4fe" officeooo:paragraph-rsid="0053d4fe"/>
    </style:style>
    <style:style style:name="P24" style:family="paragraph" style:parent-style-name="Text_20_body">
      <style:text-properties officeooo:rsid="0056bc2c" officeooo:paragraph-rsid="0056bc2c"/>
    </style:style>
    <style:style style:name="P25" style:family="paragraph" style:parent-style-name="Text_20_body">
      <style:text-properties officeooo:rsid="005aac6d" officeooo:paragraph-rsid="005aac6d"/>
    </style:style>
    <style:style style:name="P26" style:family="paragraph" style:parent-style-name="Text_20_body">
      <style:text-properties officeooo:paragraph-rsid="005aac6d"/>
    </style:style>
    <style:style style:name="P27" style:family="paragraph" style:parent-style-name="Text_20_body">
      <style:text-properties officeooo:rsid="005b9606" officeooo:paragraph-rsid="005b9606"/>
    </style:style>
    <style:style style:name="P28" style:family="paragraph" style:parent-style-name="Text_20_body">
      <style:text-properties officeooo:rsid="005e9a33" officeooo:paragraph-rsid="005e9a33"/>
    </style:style>
    <style:style style:name="P29" style:family="paragraph" style:parent-style-name="Text_20_body">
      <style:text-properties officeooo:rsid="005eec26" officeooo:paragraph-rsid="005eec26"/>
    </style:style>
    <style:style style:name="P30" style:family="paragraph" style:parent-style-name="Text_20_body">
      <style:text-properties officeooo:rsid="005f73d1" officeooo:paragraph-rsid="005f73d1"/>
    </style:style>
    <style:style style:name="P31" style:family="paragraph" style:parent-style-name="Text_20_body">
      <style:text-properties officeooo:rsid="005f73d1" officeooo:paragraph-rsid="0062f678"/>
    </style:style>
    <style:style style:name="P32" style:family="paragraph" style:parent-style-name="Text_20_body">
      <style:text-properties officeooo:paragraph-rsid="005f73d1"/>
    </style:style>
    <style:style style:name="P33" style:family="paragraph" style:parent-style-name="Text_20_body">
      <style:text-properties officeooo:rsid="00615cfe" officeooo:paragraph-rsid="00615cfe"/>
    </style:style>
    <style:style style:name="P34" style:family="paragraph" style:parent-style-name="Text_20_body">
      <style:text-properties officeooo:rsid="0063c419" officeooo:paragraph-rsid="0063c419"/>
    </style:style>
    <style:style style:name="P35" style:family="paragraph" style:parent-style-name="Text_20_body">
      <style:text-properties officeooo:rsid="00658201" officeooo:paragraph-rsid="00658201"/>
    </style:style>
    <style:style style:name="P36" style:family="paragraph" style:parent-style-name="Text_20_body">
      <style:text-properties officeooo:paragraph-rsid="0069435b"/>
    </style:style>
    <style:style style:name="P37" style:family="paragraph" style:parent-style-name="Text_20_body">
      <style:text-properties officeooo:rsid="0069435b" officeooo:paragraph-rsid="0069435b"/>
    </style:style>
    <style:style style:name="P38" style:family="paragraph" style:parent-style-name="Text_20_body">
      <style:text-properties officeooo:paragraph-rsid="006f7c48"/>
    </style:style>
    <style:style style:name="P39" style:family="paragraph" style:parent-style-name="Text_20_body">
      <style:text-properties officeooo:paragraph-rsid="007c3179"/>
    </style:style>
    <style:style style:name="P40" style:family="paragraph" style:parent-style-name="Text_20_body">
      <style:text-properties officeooo:paragraph-rsid="0083da5b"/>
    </style:style>
    <style:style style:name="P41" style:family="paragraph" style:parent-style-name="Text_20_body">
      <style:text-properties officeooo:paragraph-rsid="0087ac82"/>
    </style:style>
    <style:style style:name="P42" style:family="paragraph" style:parent-style-name="Text_20_body">
      <style:text-properties officeooo:rsid="00916473" officeooo:paragraph-rsid="00916473"/>
    </style:style>
    <style:style style:name="P43" style:family="paragraph" style:parent-style-name="Text_20_body" style:master-page-name="">
      <style:paragraph-properties style:page-number="auto"/>
    </style:style>
    <style:style style:name="P44" style:family="paragraph" style:parent-style-name="Text_20_body" style:master-page-name="">
      <style:paragraph-properties style:page-number="auto" fo:keep-with-next="always"/>
    </style:style>
    <style:style style:name="P45" style:family="paragraph" style:parent-style-name="Title">
      <style:text-properties officeooo:paragraph-rsid="0068c9fd"/>
    </style:style>
    <style:style style:name="P46" style:family="paragraph" style:parent-style-name="Heading_20_3">
      <style:text-properties officeooo:paragraph-rsid="00615cfe"/>
    </style:style>
    <style:style style:name="T1" style:family="text">
      <style:text-properties officeooo:rsid="0019feb1"/>
    </style:style>
    <style:style style:name="T2" style:family="text">
      <style:text-properties officeooo:rsid="001bdb41"/>
    </style:style>
    <style:style style:name="T3" style:family="text">
      <style:text-properties officeooo:rsid="001c3cd1"/>
    </style:style>
    <style:style style:name="T4" style:family="text">
      <style:text-properties officeooo:rsid="001da4d6"/>
    </style:style>
    <style:style style:name="T5" style:family="text">
      <style:text-properties officeooo:rsid="0021d4d2"/>
    </style:style>
    <style:style style:name="T6" style:family="text">
      <style:text-properties officeooo:rsid="00238fb5"/>
    </style:style>
    <style:style style:name="T7" style:family="text">
      <style:text-properties style:font-name="Calibri" officeooo:rsid="0024e4a9"/>
    </style:style>
    <style:style style:name="T8" style:family="text">
      <style:text-properties style:font-name="Calibri" officeooo:rsid="00261cc5"/>
    </style:style>
    <style:style style:name="T9" style:family="text">
      <style:text-properties style:font-name="Calibri" officeooo:rsid="00271409"/>
    </style:style>
    <style:style style:name="T10" style:family="text">
      <style:text-properties style:font-name="Calibri" officeooo:rsid="002d535d"/>
    </style:style>
    <style:style style:name="T11" style:family="text">
      <style:text-properties style:font-name="Calibri" officeooo:rsid="003f2f5c"/>
    </style:style>
    <style:style style:name="T12" style:family="text">
      <style:text-properties style:font-name="Calibri" officeooo:rsid="004dfc22"/>
    </style:style>
    <style:style style:name="T13" style:family="text">
      <style:text-properties style:font-name="Calibri" officeooo:rsid="004efc9d"/>
    </style:style>
    <style:style style:name="T14" style:family="text">
      <style:text-properties style:font-name="Calibri" officeooo:rsid="004d5e40"/>
    </style:style>
    <style:style style:name="T15" style:family="text">
      <style:text-properties style:font-name="Calibri" officeooo:rsid="00589d92"/>
    </style:style>
    <style:style style:name="T16" style:family="text">
      <style:text-properties style:font-name="Calibri" officeooo:rsid="005aac6d"/>
    </style:style>
    <style:style style:name="T17" style:family="text">
      <style:text-properties style:font-name="Calibri" officeooo:rsid="005b9606"/>
    </style:style>
    <style:style style:name="T18" style:family="text">
      <style:text-properties style:font-name="Calibri" officeooo:rsid="005f73d1"/>
    </style:style>
    <style:style style:name="T19" style:family="text">
      <style:text-properties style:font-name="Calibri" officeooo:rsid="0069435b"/>
    </style:style>
    <style:style style:name="T20" style:family="text">
      <style:text-properties style:font-name="Calibri" officeooo:rsid="006d7609"/>
    </style:style>
    <style:style style:name="T21" style:family="text">
      <style:text-properties style:font-name="Calibri" officeooo:rsid="006eef7f"/>
    </style:style>
    <style:style style:name="T22" style:family="text">
      <style:text-properties style:font-name="Calibri" officeooo:rsid="006fb00c"/>
    </style:style>
    <style:style style:name="T23" style:family="text">
      <style:text-properties style:font-name="Calibri" officeooo:rsid="006fb4dc"/>
    </style:style>
    <style:style style:name="T24" style:family="text">
      <style:text-properties style:font-name="Calibri" officeooo:rsid="0078e7bd"/>
    </style:style>
    <style:style style:name="T25" style:family="text">
      <style:text-properties style:font-name="Calibri" officeooo:rsid="007a4271"/>
    </style:style>
    <style:style style:name="T26" style:family="text">
      <style:text-properties style:font-name="Calibri" officeooo:rsid="0072901f"/>
    </style:style>
    <style:style style:name="T27" style:family="text">
      <style:text-properties style:font-name="Calibri" officeooo:rsid="007c3179"/>
    </style:style>
    <style:style style:name="T28" style:family="text">
      <style:text-properties style:font-name="Calibri" officeooo:rsid="0087ac82"/>
    </style:style>
    <style:style style:name="T29" style:family="text">
      <style:text-properties officeooo:rsid="00261cc5"/>
    </style:style>
    <style:style style:name="T30" style:family="text">
      <style:text-properties officeooo:rsid="0026f4e7"/>
    </style:style>
    <style:style style:name="T31" style:family="text">
      <style:text-properties officeooo:rsid="00271409"/>
    </style:style>
    <style:style style:name="T32" style:family="text">
      <style:text-properties officeooo:rsid="002b0523"/>
    </style:style>
    <style:style style:name="T33" style:family="text">
      <style:text-properties officeooo:rsid="002b6e5c"/>
    </style:style>
    <style:style style:name="T34" style:family="text">
      <style:text-properties officeooo:rsid="002bd4d6"/>
    </style:style>
    <style:style style:name="T35" style:family="text">
      <style:text-properties officeooo:rsid="002cc16a"/>
    </style:style>
    <style:style style:name="T36" style:family="text">
      <style:text-properties officeooo:rsid="00324624"/>
    </style:style>
    <style:style style:name="T37" style:family="text">
      <style:text-properties officeooo:rsid="0038b310"/>
    </style:style>
    <style:style style:name="T38" style:family="text">
      <style:text-properties officeooo:rsid="0039a673"/>
    </style:style>
    <style:style style:name="T39" style:family="text">
      <style:text-properties officeooo:rsid="003a5383"/>
    </style:style>
    <style:style style:name="T40" style:family="text">
      <style:text-properties officeooo:rsid="003c0d7f"/>
    </style:style>
    <style:style style:name="T41" style:family="text">
      <style:text-properties officeooo:rsid="003d9144"/>
    </style:style>
    <style:style style:name="T42" style:family="text">
      <style:text-properties officeooo:rsid="003f1e0e"/>
    </style:style>
    <style:style style:name="T43" style:family="text">
      <style:text-properties officeooo:rsid="003f2f5c"/>
    </style:style>
    <style:style style:name="T44" style:family="text">
      <style:text-properties officeooo:rsid="004013ed"/>
    </style:style>
    <style:style style:name="T45" style:family="text">
      <style:text-properties officeooo:rsid="00435000"/>
    </style:style>
    <style:style style:name="T46" style:family="text">
      <style:text-properties officeooo:rsid="0044e6f7"/>
    </style:style>
    <style:style style:name="T47" style:family="text">
      <style:text-properties officeooo:rsid="00470b2a"/>
    </style:style>
    <style:style style:name="T48" style:family="text">
      <style:text-properties officeooo:rsid="0048ccaa"/>
    </style:style>
    <style:style style:name="T49" style:family="text">
      <style:text-properties officeooo:rsid="004aa2c8"/>
    </style:style>
    <style:style style:name="T50" style:family="text">
      <style:text-properties officeooo:rsid="004beade"/>
    </style:style>
    <style:style style:name="T51" style:family="text">
      <style:text-properties officeooo:rsid="0050cb8b"/>
    </style:style>
    <style:style style:name="T52" style:family="text">
      <style:text-properties officeooo:rsid="00517da5"/>
    </style:style>
    <style:style style:name="T53" style:family="text">
      <style:text-properties officeooo:rsid="0053d4fe"/>
    </style:style>
    <style:style style:name="T54" style:family="text">
      <style:text-properties officeooo:rsid="0056bc2c"/>
    </style:style>
    <style:style style:name="T55" style:family="text">
      <style:text-properties officeooo:rsid="00589d92"/>
    </style:style>
    <style:style style:name="T56" style:family="text">
      <style:text-properties officeooo:rsid="005aac6d"/>
    </style:style>
    <style:style style:name="T57" style:family="text">
      <style:text-properties officeooo:rsid="005b1154"/>
    </style:style>
    <style:style style:name="T58" style:family="text">
      <style:text-properties officeooo:rsid="005b1b5c"/>
    </style:style>
    <style:style style:name="T59" style:family="text">
      <style:text-properties officeooo:rsid="005b9606"/>
    </style:style>
    <style:style style:name="T60" style:family="text">
      <style:text-properties officeooo:rsid="005d1d2b"/>
    </style:style>
    <style:style style:name="T61" style:family="text">
      <style:text-properties officeooo:rsid="005eec26"/>
    </style:style>
    <style:style style:name="T62" style:family="text">
      <style:text-properties officeooo:rsid="005f73d1"/>
    </style:style>
    <style:style style:name="T63" style:family="text">
      <style:text-properties officeooo:rsid="0062f678"/>
    </style:style>
    <style:style style:name="T64" style:family="text">
      <style:text-properties officeooo:rsid="00658201"/>
    </style:style>
    <style:style style:name="T65" style:family="text">
      <style:text-properties officeooo:rsid="0068e9d6"/>
    </style:style>
    <style:style style:name="T66" style:family="text">
      <style:text-properties officeooo:rsid="0069435b"/>
    </style:style>
    <style:style style:name="T67" style:family="text">
      <style:text-properties officeooo:rsid="006d4196"/>
    </style:style>
    <style:style style:name="T68" style:family="text">
      <style:text-properties officeooo:rsid="006d65fa"/>
    </style:style>
    <style:style style:name="T69" style:family="text">
      <style:text-properties officeooo:rsid="006d7609"/>
    </style:style>
    <style:style style:name="T70" style:family="text">
      <style:text-properties officeooo:rsid="006fb00c"/>
    </style:style>
    <style:style style:name="T71" style:family="text">
      <style:text-properties officeooo:rsid="0072901f"/>
    </style:style>
    <style:style style:name="T72" style:family="text">
      <style:text-properties officeooo:rsid="0078e7bd"/>
    </style:style>
    <style:style style:name="T73" style:family="text">
      <style:text-properties officeooo:rsid="007929ef"/>
    </style:style>
    <style:style style:name="T74" style:family="text">
      <style:text-properties officeooo:rsid="0079f6f0"/>
    </style:style>
    <style:style style:name="T75" style:family="text">
      <style:text-properties officeooo:rsid="007c3179"/>
    </style:style>
    <style:style style:name="T76" style:family="text">
      <style:text-properties officeooo:rsid="007eaa75"/>
    </style:style>
    <style:style style:name="T77" style:family="text">
      <style:text-properties officeooo:rsid="00805fcf"/>
    </style:style>
    <style:style style:name="T78" style:family="text">
      <style:text-properties officeooo:rsid="008b2fa7"/>
    </style:style>
    <style:style style:name="T79" style:family="text">
      <style:text-properties officeooo:rsid="0091c839"/>
    </style:style>
    <style:style style:name="T80" style:family="text">
      <style:text-properties officeooo:rsid="0091d6a6"/>
    </style:style>
    <style:style style:name="T81" style:family="text">
      <style:text-properties officeooo:rsid="009457d8"/>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CR-CPU Instruction Set</text:p>
      <text:h text:style-name="Heading_20_1" text:outline-level="1">Introduction</text:h>
      <text:p text:style-name="Text_20_body">The CR-CPU is a 16-bit, general purpose, programmable FPGA-CPU. It is intended to be minimally complex while still being able to easily implement the C programming language. <text:span text:style-name="T30">The CR-CPU uses a Von Neumann architecture which uses a common 64-bit bus for all peripherals and memory. The 64-bit bus contains 16-bits each of read address, read data, write address, and write data. The full 16-bit address space is usable for mapping.</text:span></text:p>
      <text:h text:style-name="Heading_20_1" text:outline-level="1">Instruction</text:h>
      <text:p text:style-name="P40"><text:span text:style-name="T65">The CR-CPU uses a </text:span>fixed<text:span text:style-name="T65"> </text:span>16-bit <text:span text:style-name="T65">width</text:span> <text:span text:style-name="T65">instruction set which contain 8-bits of opcode and operands, and an 8-bit immediate. Note that all instructions include the immediate, even if not required. The instruction is structured as follows:</text:span></text:p>
      <text:p text:style-name="Text_20_body"><text:tab/>oooo aaaa cccc cccc</text:p>
      <text:p text:style-name="P44">Where:</text:p>
      <text:p text:style-name="Text_20_body"><text:tab/>o = Opcode</text:p>
      <text:p text:style-name="Text_20_body"><text:tab/>a = Additional information</text:p>
      <text:p text:style-name="P4"><text:tab/>c = Constant</text:p>
      <text:p text:style-name="P37">The opcode encodes which operation should be executed, e.g. add, sub, jmp, call. See the <text:bookmark-ref text:reference-format="text" text:ref-name="__RefHeading___Toc837_3220311189">Opcodes</text:bookmark-ref><text:s/>or <text:bookmark-ref text:reference-format="text" text:ref-name="__RefHeading___Toc841_3220311189">Opcode details</text:bookmark-ref><text:s/>sections <text:bookmark-ref text:reference-format="direction" text:ref-name="__RefHeading___Toc837_3220311189">below</text:bookmark-ref><text:s/>for more details on each opcode.</text:p>
      <text:p text:style-name="P36">The additional information <text:span text:style-name="T66">section is used </text:span>to define the sub-command and/or the <text:span text:style-name="T19">operand(s)</text:span> involved. Where possible, the first two bits are used to define the destination register for the result of the computation.</text:p>
      <text:h text:style-name="Heading_20_1" text:outline-level="1">Registers</text:h>
      <text:p text:style-name="Text_20_body">The CR-CPU contains four addressable registers. Specifically, it contains two general purpose 16-bit registers:</text:p>
      <text:p text:style-name="Text_20_body">00: ra<text:tab/><text:tab/><text:tab/><text:tab/><text:tab/>01: rb</text:p>
      <text:p text:style-name="Text_20_body">The CR-CPU also has two special purpose 16-bit registers:</text:p>
      <text:p text:style-name="Text_20_body">10: rp (pointer register)<text:tab/><text:tab/>11: sp (stack pointer)</text:p>
      <text:p text:style-name="P3">The stack pointer register is <text:span text:style-name="T29">implicitly</text:span> used for all call, ret, push, and pop instructions. Note that the stack is assumed to start from a <text:span text:style-name="T29">(user selected) </text:span>high address and <text:span text:style-name="T8">grows downwards. Also note that the stack pointer points to the l</text:span><text:span text:style-name="T25">ast item pushed onto the stack</text:span><text:span text:style-name="T8">. This means</text:span> a push operation <text:span text:style-name="T29">will first decrement the stack pointer, then write the value to the new location of the stack pointer.</text:span></text:p>
      <text:p text:style-name="P3"><text:soft-page-break/>The pointer register is a special register which, in addition to being <text:span text:style-name="T75">usable as </text:span>a general purpose register, is usable as an offset for load and store operations. <text:span text:style-name="T30">It is therefore excellent for use as a pointer register, or to keep track of an offset into an array.</text:span></text:p>
      <text:p text:style-name="P4">The CR-CPU also contains an additional 8-bit address register. Since all instructions only include an 8-bit constant which is insufficient <text:span text:style-name="T30">to directly address the entire memory space</text:span>, the address register may be loaded with the high 8-bits of the address to be used in a memory operation or a jump/call operation. This gives a total address space of <text:span text:style-name="T31">approximately </text:span>64k words for program and memory. This is more than the CR-CPU can contain on current hardware but could be used for future expansion or memory mapped peripherals.</text:p>
      <text:h text:style-name="Heading_20_1" text:outline-level="1">Reference</text:h>
      <text:section text:style-name="Sect1" text:name="Section2">
        <text:p text:style-name="Text_20_body"><text:tab/>0 <text:tab/>0000</text:p>
        <text:p text:style-name="Text_20_body"><text:tab/>1<text:tab/>0001</text:p>
        <text:p text:style-name="Text_20_body"><text:tab/>2<text:tab/>0010</text:p>
        <text:p text:style-name="Text_20_body"><text:tab/>3<text:tab/>0011</text:p>
        <text:p text:style-name="Text_20_body"><text:tab/>4<text:tab/>0100</text:p>
        <text:p text:style-name="Text_20_body"><text:tab/>5<text:tab/>0101</text:p>
        <text:p text:style-name="Text_20_body"><text:tab/>6<text:tab/>0110</text:p>
        <text:p text:style-name="Text_20_body"><text:tab/>7<text:tab/>0111</text:p>
        <text:p text:style-name="Text_20_body"><text:tab/>8<text:tab/>1000</text:p>
        <text:p text:style-name="Text_20_body"><text:tab/>9<text:tab/>1001</text:p>
        <text:p text:style-name="Text_20_body">A<text:tab/>10<text:tab/>1010</text:p>
        <text:p text:style-name="Text_20_body">B<text:tab/>11<text:tab/>1011</text:p>
        <text:p text:style-name="Text_20_body">C<text:tab/>12<text:tab/>1100</text:p>
        <text:p text:style-name="Text_20_body">D<text:tab/>13<text:tab/>1101</text:p>
        <text:p text:style-name="Text_20_body">E<text:tab/>14<text:tab/>1110</text:p>
        <text:p text:style-name="Text_20_body">F<text:tab/>15<text:tab/>1111</text:p>
      </text:section>
      <text:h text:style-name="Heading_20_1" text:outline-level="1"><text:bookmark-start text:name="__RefHeading___Toc837_3220311189"/>Opcodes<text:bookmark-end text:name="__RefHeading___Toc837_3220311189"/></text:h>
      <text:p text:style-name="Text_20_body">The following is a summary of the opcodes available:</text:p>
      <text:section text:style-name="Sect2" text:name="Section1">
        <text:p text:style-name="Text_20_body">0: Add (add)</text:p>
        <text:p text:style-name="Text_20_body">1: Subtract (sub)</text:p>
        <text:p text:style-name="Text_20_body">2: And (and)</text:p>
        <text:p text:style-name="Text_20_body">3: Or (or)</text:p>
        <text:p text:style-name="Text_20_body">4: Xor (xor)</text:p>
        <text:p text:style-name="Text_20_body">5: Shift L/R (shftl, shftr)</text:p>
        <text:p text:style-name="Text_20_body">6: Load (load)</text:p>
        <text:p text:style-name="Text_20_body">7: Store (store)</text:p>
        <text:p text:style-name="Text_20_body">8: Move (mov)</text:p>
        <text:p text:style-name="Text_20_body">9: Jump (jmp, ifz, inz, gz), <text:span text:style-name="T31">relative jump</text:span></text:p>
        <text:p text:style-name="Text_20_body">A: Load <text:span text:style-name="T31">i</text:span>mmediate (loadi, loadi.h)</text:p>
        <text:p text:style-name="Text_20_body">B: Push, <text:span text:style-name="T31">p</text:span>op</text:p>
        <text:p text:style-name="Text_20_body">C: Call, <text:span text:style-name="T9">relative call</text:span>, <text:span text:style-name="T31">r</text:span>et</text:p>
        <text:p text:style-name="Text_20_body">D: Load <text:span text:style-name="T31">a</text:span>ddress (loada)</text:p>
        <text:p text:style-name="Text_20_body">E: Halt</text:p>
        <text:p text:style-name="Text_20_body">F: No operation (nop)</text:p>
      </text:section>
      <text:h text:style-name="Heading_20_1" text:outline-level="1"><text:bookmark-start text:name="__RefHeading___Toc841_3220311189"/>Opcode details<text:bookmark-end text:name="__RefHeading___Toc841_3220311189"/></text:h>
      <text:h text:style-name="Heading_20_2" text:outline-level="2">0x0: Addition (add)</text:h>
      <text:p text:style-name="Text_20_body">Calculates the sum of two arguments (registers or constant) and places the result in the first register. <text:span text:style-name="T77">Note that in the case of the constant, it is zero extended.</text:span></text:p>
      <text:p text:style-name="Text_20_body"><text:soft-page-break/><text:tab/>ddss</text:p>
      <text:p text:style-name="P43">Where:</text:p>
      <text:p text:style-name="P41"><text:tab/>dd = Destination and source 1 register (00: ra, 01: rb, 10:rp, 11:<text:span text:style-name="T28">sp</text:span>)</text:p>
      <text:p text:style-name="Text_20_body"><text:tab/>ss = Source 2 register (00: ra, 01: rb, 10:rp, 11:constant)</text:p>
      <text:h text:style-name="Heading_20_2" text:outline-level="2">0x1: Subtraction (sub)</text:h>
      <text:p text:style-name="Text_20_body">Calculates the difference between two arguments (source 1 – source 2) and places the result in the first register. Uses the same encoding as add.</text:p>
      <text:h text:style-name="Heading_20_2" text:outline-level="2">0x2: And (and)</text:h>
      <text:p text:style-name="Text_20_body">Performs bitwise “and” of two arguments. Uses the same encoding as add.</text:p>
      <text:h text:style-name="Heading_20_2" text:outline-level="2">0x3: Or (or)</text:h>
      <text:p text:style-name="Text_20_body">Performs bitwise “or” of two arguments. Uses the same encoding as add.</text:p>
      <text:h text:style-name="Heading_20_2" text:outline-level="2">0x4: Xor (xor)</text:h>
      <text:p text:style-name="Text_20_body">Performs bitwise “xor” of two arguments. Uses the same encoding as add.</text:p>
      <text:h text:style-name="Heading_20_2" text:outline-level="2">0x5: Shift L/R (shftl, shftr)</text:h>
      <text:p text:style-name="Text_20_body">Performs a bitwise shift of a register. Note that zeros are always entered at the opposite end, even if the MSB is a one. <text:span text:style-name="T67">Note that since the registers are 16-bits wide, only the bottom four bytes rb or the constant are used as the shift amount.</text:span></text:p>
      <text:p text:style-name="Text_20_body"><text:tab/>ddsy</text:p>
      <text:p text:style-name="Text_20_body">Where:</text:p>
      <text:p text:style-name="Text_20_body"><text:tab/>dd = Source and Destination register</text:p>
      <text:p text:style-name="Text_20_body"><text:tab/>s = Shift amount source (0: rb, 1: constant)</text:p>
      <text:p text:style-name="Text_20_body"><text:tab/>y = Direction (0: right, 1: left)</text:p>
      <text:h text:style-name="Heading_20_2" text:outline-level="2">0x6: Load (load)</text:h>
      <text:p text:style-name="Text_20_body">Loads a value from RAM <text:span text:style-name="T68">or peripheral</text:span>. The <text:span text:style-name="T78">load </text:span>address <text:span text:style-name="T69">may be defined in one of two ways: as an absolute address, or as a relative address. In the case of a relative address, the load address</text:span> is defined by the sum of <text:span text:style-name="T20">the</text:span> signed <text:span text:style-name="T20">immediate</text:span> plus the <text:span text:style-name="T20">pointer</text:span> <text:span text:style-name="T69">register </text:span>or stack pointer. <text:span text:style-name="T69">In the case of an absolute address, the load address is defined by </text:span>the address register as the high byte and the constant as the low byte.</text:p>
      <text:p text:style-name="Text_20_body"><text:tab/>ddpp</text:p>
      <text:p text:style-name="P44"><text:soft-page-break/>Where:</text:p>
      <text:p text:style-name="Text_20_body"><text:tab/>dd = Destination register</text:p>
      <text:p text:style-name="Text_20_body"><text:tab/>pp = Offset selection (00: rp, 01: sp, 10: address, 11: <text:span text:style-name="T20">unused</text:span>)</text:p>
      <text:h text:style-name="Heading_20_2" text:outline-level="2">0x7: Store (store)</text:h>
      <text:p text:style-name="Text_20_body">Performs the inverse operation of the load command. Specifically, stores the values of the given register into the given address. See load entry on how to compute the address.</text:p>
      <text:h text:style-name="Heading_20_2" text:outline-level="2">0x8: Move (mov)</text:h>
      <text:p text:style-name="Text_20_body">Moves (copies) a value from one register to another. The <text:span text:style-name="T21">constant</text:span> is unused.</text:p>
      <text:p text:style-name="Text_20_body"><text:tab/>ddss</text:p>
      <text:p text:style-name="Text_20_body">Where:</text:p>
      <text:p text:style-name="Text_20_body"><text:tab/>dd = Destination register (00: ra, 01: rb, 10: rp, 11: sp)</text:p>
      <text:p text:style-name="P38"><text:tab/>ss = Source register (00: ra, 01: rb, 10: rp, 11: sp)</text:p>
      <text:h text:style-name="Heading_20_2" text:outline-level="2">0x9: Jump <text:span text:style-name="T47">(jmp)</text:span></text:h>
      <text:p text:style-name="Text_20_body">Optionally jumps to a new location. I.e. The instruction pointer is overwritten with <text:span text:style-name="T35">the</text:span> new value. <text:span text:style-name="T35">There are three mutually exclusive, optional flags.</text:span> Specifically:</text:p>
      <text:p text:style-name="Text_20_body"><text:tab/>z = Jump if ra is zero</text:p>
      <text:p text:style-name="Text_20_body"><text:tab/>nz = Jump if ra is non zero</text:p>
      <text:p text:style-name="Text_20_body"><text:tab/>gz = Jump if ra is <text:span text:style-name="T57">positive</text:span> (specifically, if the most significant bit is <text:span text:style-name="T10">zero</text:span>)</text:p>
      <text:p text:style-name="Text_20_body">For relative jumps, the instruction constant is considered to be signed and is added to the current instruction pointer, <text:span text:style-name="T36">therefore the jump range is +127 .. -128</text:span>. <text:span text:style-name="T70">Relative jumps are selected using the “r” flag.</text:span> For absolute jumps, the address is the address formed by the address register for the high byte and the instruction constant for the low byte.</text:p>
      <text:p text:style-name="Text_20_body"><text:tab/>ttrx</text:p>
      <text:p text:style-name="Text_20_body">Where:</text:p>
      <text:p text:style-name="Text_20_body"><text:tab/>tt = Type of jump (00: jmp, 01: jifz, 10: jinz, 11: jgz)</text:p>
      <text:p text:style-name="Text_20_body"><text:tab/>r = Absolute vs relative jump (0: relative, 1: absolute)</text:p>
      <text:p text:style-name="Text_20_body"><text:tab/>x = Unused</text:p>
      <text:h text:style-name="Heading_20_2" text:outline-level="2">0xA: Load Immediate (loadi)</text:h>
      <text:p text:style-name="Text_20_body">The load <text:span text:style-name="T22">immediate </text:span><text:span text:style-name="T23">instruction</text:span> can be used to load a constant directly from an instruction to a register. Since the constant is only 8 bits and the registers are 16 bits, it provides options to load the <text:soft-page-break/>low <text:span text:style-name="T23">or </text:span>high byte.</text:p>
      <text:p text:style-name="Text_20_body"><text:tab/>ddtx</text:p>
      <text:p text:style-name="P44">Where:</text:p>
      <text:p text:style-name="Text_20_body"><text:tab/>dd = Destination register</text:p>
      <text:p text:style-name="Text_20_body"><text:tab/>t = Type of load (0: low byte, set high byte to zero, 1: high byte, leave low byte untouched)</text:p>
      <text:p text:style-name="Text_20_body"><text:tab/>x = Unused</text:p>
      <text:h text:style-name="Heading_20_2" text:outline-level="2">0xB: Push, Pop (push, pop)</text:h>
      <text:p text:style-name="Text_20_body">The behaviour of the opcode depend on which sub-command is used. <text:span text:style-name="T71">Note that the stack pointer points to the </text:span><text:span text:style-name="T26">l</text:span><text:span text:style-name="T27">ast pushed item on the stack</text:span><text:span text:style-name="T71">.</text:span></text:p>
      <text:p text:style-name="P39"><text:tab/>push = Pushes an item onto the stack. Specifically, <text:span text:style-name="T81">decrements the stack pointer and then writes to the new location of stack pointer.</text:span></text:p>
      <text:p text:style-name="P39"><text:tab/>pop = Pops an item into a register from the stack. Specifically, <text:span text:style-name="T75">returns the value at the location of the stack pointer, and then increments the stack pointer. </text:span>Note if the value being pop-ed is unneeded, then it is more efficient to add 1 to the stack pointer (1 clock) than it is to pop into an unused register (2 cycles).</text:p>
      <text:p text:style-name="Text_20_body"><text:tab/>dd<text:span text:style-name="T6">x</text:span>t</text:p>
      <text:p text:style-name="Text_20_body">Where:</text:p>
      <text:p text:style-name="Text_20_body"><text:tab/>dd = Source register</text:p>
      <text:p text:style-name="Text_20_body"><text:tab/><text:span text:style-name="T6">x = Unused</text:span></text:p>
      <text:p text:style-name="Text_20_body"><text:tab/>t = Type of operation <text:span text:style-name="T7">(</text:span>0: push, 1: pop)</text:p>
      <text:h text:style-name="Heading_20_2" text:outline-level="2">0xC: Call, Return (call, ret)</text:h>
      <text:p text:style-name="Text_20_body">This instruction performs various function related tasks depending on the sub-command. <text:span text:style-name="T2">Note that for the call instruction, the addressing is identical to the jump instruction.</text:span></text:p>
      <text:p text:style-name="Text_20_body"><text:tab/>call = Performs a function call using an absolute address. For the address, the address register is used for the high byte, and the instruction constant is used for the low byte. Specifically, this instruction will push the current instruction pointer <text:span text:style-name="T76">plus one</text:span> onto the stack, and then jump to the given address.</text:p>
      <text:p text:style-name="Text_20_body"><text:tab/><text:span text:style-name="T3">c</text:span>all.<text:span text:style-name="T3">r</text:span> = Performs a relative function call. The destination address is the sum of the sign extended instruction constant and the current instruction pointer. Specifically, this instruction will push the current instruction pointer <text:span text:style-name="T76">plus one</text:span> onto the stack, and then jump to the given address.</text:p>
      <text:p text:style-name="Text_20_body"><text:tab/>ret = Performs a return from a function. Specifically, pops the top stack location into the instruction pointer, effectively jumping to that location.</text:p>
      <text:p text:style-name="Text_20_body"><text:tab/>xx<text:span text:style-name="T1">rc</text:span></text:p>
      <text:p text:style-name="Text_20_body"><text:soft-page-break/>Where,</text:p>
      <text:p text:style-name="Text_20_body"><text:tab/>xx = Unused</text:p>
      <text:p text:style-name="Text_20_body"><text:tab/><text:span text:style-name="T1">r = Absolute vs relative call (0: relative, 1: absolute)</text:span></text:p>
      <text:p text:style-name="Text_20_body"><text:tab/><text:span text:style-name="T2">c = Type of operation (0: call, 1: ret)</text:span></text:p>
      <text:p text:style-name="P2">Effectively: 00: <text:span text:style-name="T5">r</text:span>call, 01: ret, 10: call, <text:span text:style-name="T4">11: ret</text:span></text:p>
      <text:h text:style-name="Heading_20_2" text:outline-level="2">0xD: Load <text:span text:style-name="T48">Address</text:span> (loada)</text:h>
      <text:p text:style-name="Text_20_body">Loads the 8-bit address register with the instruction constant in preparation for a load, store, jmp, or call. No additional information is used for this instruction.</text:p>
      <text:h text:style-name="Heading_20_2" text:outline-level="2">0xE: Halt (halt)</text:h>
      <text:p text:style-name="Text_20_body">Halts the processor. No additional information is used for this instruction.</text:p>
      <text:h text:style-name="Heading_20_2" text:outline-level="2">0xF: No <text:span text:style-name="T49">O</text:span>peration (nop)</text:h>
      <text:p text:style-name="Text_20_body">Performs no operation. It <text:span text:style-name="T72">takes one clock and</text:span> can <text:span text:style-name="T24">therefore </text:span>be used by the programmer for timing control. No additional information is used for this instruction.</text:p>
      <text:h text:style-name="Heading_20_1" text:outline-level="1">CR-CPU assembler</text:h>
      <text:p text:style-name="P5">An assembler is provided to convert assembly written for the CR-CPU to binary which can <text:span text:style-name="T73">then</text:span> be run on the CPU. The assembler has a number of features which allow the programmer to easily write assembly programs, e.g. static variable allocation, named constants, and automatic relative and absolute jump address calculation.</text:p>
      <text:h text:style-name="Heading_20_2" text:outline-level="2">Assembler directives</text:h>
      <text:p text:style-name="P5">Assembler directives can be used by the programmer to inform the assembler of some piece of information. <text:span text:style-name="T46">In general the directives do </text:span>not generate any output on their own. <text:span text:style-name="T37">The following directive are available:</text:span></text:p>
      <text:h text:style-name="Heading_20_3" text:outline-level="3"><text:span text:style-name="T51">Instruction </text:span>Label</text:h>
      <text:p text:style-name="P7">A label stores the location of the next instruction <text:span text:style-name="T41">generated at assembly time</text:span>. This can then be used in jump an<text:span text:style-name="T50">d</text:span> call instructions to set the offset. <text:span text:style-name="T39">When labels are defined they must follow the format “.label_text:”, i.e. with a leading period and a trailing colon. They must be on a line by themselves. When they are referenced in instructions they must follow the format “.label”, i.e. leading period but not trailing colon. Note that labels are stored as 16-bit values but only either the upper or lower byte is used as the constant for the instruction depending on the context (since all instructions include an 8-bit immediate). E.g. “loada” and “loadi.h” use the upper byte, while “loadi” and “call” use the lower byte. </text:span>For example:</text:p>
      <text:p text:style-name="P6"><text:soft-page-break/><text:tab/>nop<text:tab/><text:tab/># arbitrary number of instructions here, in this case one</text:p>
      <text:p text:style-name="P6"><text:tab/>.loop:<text:tab/><text:tab/># creates a label on the next instruction, in this case instruction one</text:p>
      <text:p text:style-name="P6"><text:tab/>add ra, 1</text:p>
      <text:p text:style-name="P6"><text:tab/>jmp.nz .loop<text:tab/># jumps to the label “.loop”, in this case equivalent to jmp.nz 0x01</text:p>
      <text:p text:style-name="P8">Another example:</text:p>
      <text:p text:style-name="P8"><text:tab/>loadi ra, 10</text:p>
      <text:p text:style-name="P8"><text:tab/>loadi rb, 20</text:p>
      <text:p text:style-name="P8"><text:tab/><text:span text:style-name="T40">loada .fn_add <text:s text:c="2"/># note that the high byte of .fn_add is used here</text:span></text:p>
      <text:p text:style-name="P8"><text:tab/>call .fn_add <text:s text:c="6"/># note that labels can be referenced before they are defined</text:p>
      <text:p text:style-name="P8"><text:tab/>store ra, .output_addr <text:s text:c="3"/><text:span text:style-name="T38"># note that the correct relative address is generated automatically</text:span></text:p>
      <text:p text:style-name="P8"><text:tab/>.... # more code</text:p>
      <text:p text:style-name="P8"><text:tab/>.fc_add: <text:s text:c="14"/><text:span text:style-name="T38"># will jump here when call is executed</text:span></text:p>
      <text:p text:style-name="P8"><text:tab/>add ra, rb</text:p>
      <text:p text:style-name="P8"><text:tab/>ret</text:p>
      <text:h text:style-name="Heading_20_3" text:outline-level="3">Constants</text:h>
      <text:p text:style-name="P10">Constants are similar to labels, except the <text:span text:style-name="T42">programmer can directly supply their value. Note that like labels, constants are always of type unsigned 16-bit integer. Similar to labels, either the low or high byte will be used automatically depending on context. Constants are great for defining the addresses of memory mapper peripherals so that they can be changed easily in the future. For example:</text:span></text:p>
      <text:p text:style-name="P9"><text:tab/>.<text:span text:style-name="T43">constant 0xabcd my_const</text:span></text:p>
      <text:p text:style-name="P9"><text:tab/><text:span text:style-name="T43">loadi ra, .my_const <text:s/># loads ra with 0x00cd</text:span></text:p>
      <text:p text:style-name="P11"><text:span text:style-name="T41"><text:tab/>loadi.h ra, .my_const <text:s/># upper byte of ra </text:span><text:span text:style-name="T11">is </text:span><text:span text:style-name="T41">0xab while leaving the lower byte unchanged</text:span></text:p>
      <text:p text:style-name="P12">Note that similar to static variables below, an assembly time offset can be added to a constant. <text:span text:style-name="T44">This constant will roll over into the high byte where required.</text:span> For example:</text:p>
      <text:p text:style-name="P12"><text:tab/>.constant 0x20FF my_const</text:p>
      <text:p text:style-name="P12"><text:tab/>loadi ra, .my_const[2] <text:s text:c="7"/># loads ra with 0x<text:span text:style-name="T73">00</text:span>01</text:p>
      <text:p text:style-name="P12"><text:tab/>loadi.h ra, .my_const[2] <text:s text:c="4"/># loads <text:span text:style-name="T73">the high byte of </text:span>ra with 0x21 <text:span text:style-name="T73">(forming 0x2101)</text:span></text:p>
      <text:h text:style-name="Heading_20_3" text:outline-level="3">Static Variables</text:h>
      <text:p text:style-name="P14">Definition of a static variable performs two operations: it places initialization data of the variable into the machine code, and it creates a label which can be used in the same way as described above. Static arrays or structs may also be defined by using a size other than 1. If no initialization data is provided, then the variable will be initialized with zero. If initialization data is provided, it must be provided for <text:soft-page-break/>every member of a variable. Space for static variables is created after the code section of the executable. The offsets of all variables are calculated during assembly. For example:</text:p>
      <text:p text:style-name="P13"><text:tab/>.static 1 var_a <text:s text:c="3"/># simple var of 16-bits, initialized to zero</text:p>
      <text:p text:style-name="P13"><text:tab/>.static 1 var_b 0xAFEB <text:s text:c="4"/># simple var with an initialization value</text:p>
      <text:p text:style-name="P13"><text:tab/>.static 3 var_c 10 11 13 <text:s text:c="3"/># static array with non-zero initialization</text:p>
      <text:p text:style-name="P13"><text:tab/>loadi rp, .var_a</text:p>
      <text:p text:style-name="P13"><text:tab/>loadi.h rp, .var_a <text:s text:c="2"/># these two instructions load the ADDRESS of var_a into rp</text:p>
      <text:p text:style-name="P13"><text:tab/>load.rp ra <text:s text:c="5"/># loads the value of .var_a into ra</text:p>
      <text:p text:style-name="P13">Alternatively,</text:p>
      <text:p text:style-name="P13"><text:tab/>loada .var_a <text:s text:c="5"/># loads the high byte of the address of var_<text:span text:style-name="T45">a</text:span></text:p>
      <text:p text:style-name="P13"><text:tab/>load ra, .var_a <text:s text:c="3"/><text:span text:style-name="T45"># loads value from variable var_a</text:span></text:p>
      <text:p text:style-name="P15">For arrays,</text:p>
      <text:p text:style-name="P15"><text:tab/>loada .var_c[2]</text:p>
      <text:p text:style-name="P15"><text:tab/>load ra, .var_c[2] <text:s text:c="3"/># loads from address var_c + 2, i.e. value 13</text:p>
      <text:h text:style-name="Heading_20_3" text:outline-level="3">Comments</text:h>
      <text:p text:style-name="P21">Comments may be placed in the assembly code. Any text which is preceded by a “#” will be ignored by the assembler. This include<text:span text:style-name="T74">s</text:span> both on the same line as an instruction or on a line by itself. For example:</text:p>
      <text:p text:style-name="P21"><text:tab/># this is a line comment</text:p>
      <text:p text:style-name="P21"><text:tab/>loadi ra, 0 <text:s text:c="2"/># this comment is on the same line as an instruction</text:p>
      <text:h text:style-name="Heading_20_3" text:outline-level="3">Text Offset</text:h>
      <text:p text:style-name="P42">The “.text_offset” assembler directive allows the programmer to specify to the assembler that the program should be built to run at a location other than 0x0000 in memory. This is useful, for example, if the OS is loaded at 0x0000 .. 0x00FF and the program to be run will be loaded at 0x0100. <text:span text:style-name="T80">This offset will be applied directly to the .text section. It is also applied to the .data section since it is after the .text section. The directive may appear anywhere in the program.</text:span></text:p>
      <text:p text:style-name="P42"><text:tab/><text:span text:style-name="T79"># example</text:span></text:p>
      <text:p text:style-name="P42"><text:tab/>.<text:span text:style-name="T79">text_offset 0x0100</text:span></text:p>
      <text:h text:style-name="Heading_20_2" text:outline-level="2">Examples of instruction usage</text:h>
      <text:h text:style-name="Heading_20_3" text:outline-level="3">Add, sub, and, or, xor</text:h>
      <text:p text:style-name="P22"><text:span text:style-name="T14">T</text:span><text:span text:style-name="T12">hese arithmetic instructions all use the same format. Specifically, they take two o</text:span><text:span text:style-name="T13">perands</text:span><text:span text:style-name="T12">, the first is a register w</text:span><text:span text:style-name="T13">hich</text:span><text:span text:style-name="T12"> is both the first source and the destination and second which can be either a second </text:span><text:soft-page-break/><text:span text:style-name="T12">register or a constant (immediate). </text:span><text:span text:style-name="T15">Note that the second register cannot be sp. </text:span><text:span text:style-name="T12">For example:</text:span></text:p>
      <text:p text:style-name="P16"><text:tab/>add ra, 1 <text:s text:c="2"/># add an immediate to a register</text:p>
      <text:p text:style-name="P16"><text:tab/>add ra, rb <text:s text:c="2"/># add two registers</text:p>
      <text:p text:style-name="P17"><text:tab/>add rb, .label <text:s text:c="2"/># add the value of a label to a register</text:p>
      <text:p text:style-name="P17"><text:span text:style-name="T52">L</text:span>abel<text:span text:style-name="T52">s</text:span> may be a constant, instruction location, or static variable location.</text:p>
      <text:h text:style-name="Heading_20_3" text:outline-level="3">Sh<text:span text:style-name="T53">ftr, shftl</text:span></text:h>
      <text:p text:style-name="P23">Similar to arithmetic instructions, shift instructions take a destination register which is also the first source register. However, the second operand may only be one of rb or an immediate. </text:p>
      <text:p text:style-name="P18">Example usage:</text:p>
      <text:p text:style-name="P18"><text:tab/><text:span text:style-name="T32">shftl ra, rb <text:s text:c="3"/># shift by an amount in rb (note only low 4 bits are used)</text:span></text:p>
      <text:p text:style-name="P18"><text:tab/><text:span text:style-name="T32">shftl rb, 2 <text:s text:c="5"/># shift by a constant (must be 0 .. 15)</text:span></text:p>
      <text:p text:style-name="P18"><text:tab/><text:span text:style-name="T32">shftr ra, 3 <text:s text:c="5"/># same but shift right</text:span></text:p>
      <text:h text:style-name="Heading_20_3" text:outline-level="3">Load, <text:span text:style-name="T54">store</text:span></text:h>
      <text:p text:style-name="P23">The load instruction takes two operands and an optional set of flags. The first operand is the destination register. The second is an immediate. Optionally, the rp or sp flag can be given to specify to load relative to one of those registers. If not, then the load is performed relative to the 8-bit address register. <text:span text:style-name="T54">Store follows an identical structure, except that the first operand instead is the source, rather than the destination.</text:span></text:p>
      <text:p text:style-name="P19">Example usage:</text:p>
      <text:p text:style-name="P19"><text:tab/><text:span text:style-name="T53">load 0x81</text:span></text:p>
      <text:p text:style-name="P19"><text:tab/>load ra, 0x20 <text:s/><text:span text:style-name="T53"># loads ra with the value from addres 0x8120</text:span></text:p>
      <text:p text:style-name="P19"><text:tab/>load.<text:span text:style-name="T33">rp ra, 1 # loads from rp + 1</text:span></text:p>
      <text:p text:style-name="P19"><text:tab/><text:span text:style-name="T34">load.sp rb, 2 <text:s text:c="3"/># loads from sp + 2 (ex. for accessing stack arguments)</text:span></text:p>
      <text:p text:style-name="P19"><text:tab/><text:span text:style-name="T54">store.rp rb, 0x10 <text:s text:c="2"/># stores the value from rb into the location of rp + 0x10</text:span></text:p>
      <text:h text:style-name="Heading_20_3" text:outline-level="3">Mov</text:h>
      <text:p text:style-name="P24">The move instruction has a single format, <text:span text:style-name="T55">which has a destination operand and a source operand. For example:</text:span></text:p>
      <text:p text:style-name="P20"><text:tab/>mov ra, rp <text:s text:c="3"/># moves contents of rp to ra</text:p>
      <text:h text:style-name="Heading_20_3" text:outline-level="3">Jmp</text:h>
      <text:p text:style-name="P26"><text:span text:style-name="T56">The jump instruction handles both conditional and unconditional jumps. The condition is chosen by using an optional flag. This flag may be one of “z”, “nz”, or “gz” to specify “if zero”, “if not zero”, or “if </text:span><text:soft-page-break/><text:span text:style-name="T56">greater than zero”, respectively. Note that there are no status flags in the processor, the condition is always evaluated on the contents of the ra register. The address to be jumped to can either be specified absolutely or can be specified relative to the current address. In the case of relative addresses, the assembler will calculate the offset for you. Relative </text:span><text:span text:style-name="T16">j</text:span><text:span text:style-name="T17">ump</text:span><text:span text:style-name="T56"> can be specified using the “r” flag. In the case of a relative jump, the target of the jump must be in the range -128 .. 127. For example:</text:span></text:p>
      <text:p text:style-name="P25"><text:tab/>jmp.r .label <text:s text:c="3"/># unconditionally jump to .label</text:p>
      <text:p text:style-name="P25">In the above case, the relative offset between the jump instruction and the label is calculated at assembly time. <text:span text:style-name="T59">Note that the order of the condition and relative flag does not matter.</text:span></text:p>
      <text:p text:style-name="P25"><text:tab/>jmp.nz.r .label <text:s text:c="2"/># conditionally jump if the ra register is non-zero</text:p>
      <text:p text:style-name="P25"><text:tab/>jmp.gz.r .label <text:s text:c="2"/># conditionally jump if the ra register is <text:span text:style-name="T58">positive, i,e, if the MSB is zero</text:span></text:p>
      <text:p text:style-name="P27">In the case of an absolute jump, i.e. a long jump, typically the upper byte will first be specified in the address register and then the lower byte will be specified in the immediate of the jump instruction. For example:</text:p>
      <text:p text:style-name="P27"><text:tab/>loada <text:s/>0x71</text:p>
      <text:p text:style-name="P27"><text:tab/>jmp.z 0x23 <text:s text:c="3"/># jumps to address 0x7123 is ra is zero</text:p>
      <text:p text:style-name="P27">Of course, example above could have used a label instead.</text:p>
      <text:h text:style-name="Heading_20_3" text:outline-level="3">Loadi</text:h>
      <text:p text:style-name="P27">The load immediate instruction loads the immediate from the instruction into either the low or the high byte of the destination register. In the case of the low byte is selected, the high byte is set to zeros. In the case of the high byte, the low byte is kept unchanged. This allows the programmer to set the whole value of a register with a single load if the value is in the range 0x00 .. 0xFF. Or all bytes in the register can be set by setting the low byte first and then the high byte. For example:</text:p>
      <text:p text:style-name="P27"><text:tab/>loadi ra, 0xCD <text:s text:c="2"/># loads ra with the value 0x00CD</text:p>
      <text:p text:style-name="P27"><text:tab/>loadi.h ra, 0xAB <text:s/># loads the high byte of ra with 0xAB</text:p>
      <text:p text:style-name="P27">If the two above commands were performed in sequence, then ra would contain the value 0xABCD. <text:span text:style-name="T60">This instruction can also be used to load the value of a constant:</text:span></text:p>
      <text:p text:style-name="P27"><text:tab/>.<text:span text:style-name="T60">constant 0xBEAF const <text:s text:c="2"/># no code gen, just creates the label</text:span></text:p>
      <text:p text:style-name="P27"><text:tab/><text:span text:style-name="T60">loadi ra, .const</text:span></text:p>
      <text:p text:style-name="P27"><text:tab/><text:span text:style-name="T60">loadi.h ra, .const <text:s text:c="2"/># ra is now loaded with the value 0xBEAF</text:span></text:p>
      <text:p text:style-name="P28">Or can be used to load the address of a static variable. This is useful to load the address into rp where it can then be used as an offset pointer to load and store.</text:p>
      <text:p text:style-name="P28"><text:tab/>.static 256 my_array</text:p>
      <text:p text:style-name="P28"><text:tab/>loadi rp, .my_array</text:p>
      <text:p text:style-name="P28"><text:tab/>loadi.h rp, .my_array <text:s text:c="2"/># rp now contains the address of my_array</text:p>
      <text:p text:style-name="P28"><text:soft-page-break/>Note that since static data is allocated after the text (code) segment, the address of the variable is unknown to the programmer and is only calculated at assembly time. The rp register loaded above can then be used as follows:</text:p>
      <text:p text:style-name="P28"><text:tab/>load.rp ra, 10 <text:s/># load ra with the tenth element in my_array</text:p>
      <text:p text:style-name="P28"><text:tab/>add rp, 1 <text:s text:c="8"/># increment rp to walk through the array</text:p>
      <text:p text:style-name="P28"><text:tab/>load.rp ra, 0 <text:s text:c="2"/># deference at the location of the pointer by using offset zero</text:p>
      <text:p text:style-name="P28"><text:tab/>add rp, 1 <text:s text:c="7"/># walk again to the next element</text:p>
      <text:p text:style-name="P28"><text:tab/>load.rp rb, 0 <text:s/># load rb with the next (now third) element of the array</text:p>
      <text:h text:style-name="Heading_20_3" text:outline-level="3">Push, pop</text:h>
      <text:p text:style-name="P28">The push and pop instructions perform identical but opposite actions. Both take a single operand, the register which is used as the source in the case of push, or the destination in the case of pop. The push and pop instruction add or remove an item from the top of the stack, as defined by the stack pointer (sp). Note that the stack pointer pointer points to the first <text:span text:style-name="T61">empty location on the stack. Note that the stack grows from high addresses to low addresses. For example:</text:span></text:p>
      <text:p text:style-name="P28"><text:tab/><text:span text:style-name="T61">push ra <text:s text:c="2"/># write ra to the address sp and subtracts one from sp</text:span></text:p>
      <text:p text:style-name="P28"><text:tab/><text:span text:style-name="T61">pop rb <text:s text:c="2"/># adds one to the stack pointer then reads the value</text:span></text:p>
      <text:p text:style-name="P28"><text:tab/><text:span text:style-name="T61">add sp, 1 <text:s/># equivalent to pop, except only one cycle and the value is not read</text:span></text:p>
      <text:p text:style-name="P28"><text:tab/><text:span text:style-name="T61">sub sp, 10 <text:s/># allocates 10 new spots on the stack that can be used for local variables</text:span></text:p>
      <text:h text:style-name="Heading_20_3" text:outline-level="3">Call</text:h>
      <text:p text:style-name="P30">The call instruction is used to call functions. Mechanically, it pushes the program counter onto the stack and then unconditionally jumps to the location specified. The location can be either absolute or relative. In the case of absolute, the upper byte is taken from the address register and the lower byte is taken from the immediate. In the case of relative, the offset is taken only from the immediate. For example:</text:p>
      <text:p text:style-name="P30"><text:tab/>loada 0xEF</text:p>
      <text:p text:style-name="P30"><text:tab/>call 0xAB <text:s text:c="2"/># will jump to the location 0xEFAB</text:p>
      <text:p text:style-name="P30">Of course typically labels will be used:</text:p>
      <text:p text:style-name="P30"><text:tab/>.... # load ra and rb with appropriate values</text:p>
      <text:p text:style-name="P30"><text:tab/>loada .func</text:p>
      <text:p text:style-name="P30"><text:tab/>call .func</text:p>
      <text:p text:style-name="P30"><text:tab/>.... <text:s/># more code</text:p>
      <text:p text:style-name="P30"><text:tab/>.func:</text:p>
      <text:p text:style-name="P30"><text:tab/>add ra, rb</text:p>
      <text:p text:style-name="P30"><text:soft-page-break/><text:tab/>ret</text:p>
      <text:p text:style-name="P30">In the case of relative function calls, the call can be made <text:span text:style-name="T63">directly without needing to set the address register first. The assembler will automatically generate the correct relative offset between the call and the function.</text:span></text:p>
      <text:p text:style-name="P31"><text:tab/>.... # load ra and rb with appropriate values</text:p>
      <text:p text:style-name="P31"><text:tab/>call.<text:span text:style-name="T63">r</text:span> .func</text:p>
      <text:p text:style-name="P31"><text:tab/>.... <text:s/># more code</text:p>
      <text:p text:style-name="P31"><text:tab/>.func:</text:p>
      <text:p text:style-name="P31"><text:tab/>add ra, rb</text:p>
      <text:p text:style-name="P31"><text:tab/>ret</text:p>
      <text:h text:style-name="Heading_20_3" text:outline-level="3">Ret</text:h>
      <text:p text:style-name="P29">The ret instruction is placed at the end of a function definition. When it is executed, it pops the top value of the stack and performs an unconditional jump to that location. It is therefore critical that any values pushed onto the stack have been pop-ed off before the ret instruction is executed. For example:</text:p>
      <text:p text:style-name="P29"><text:tab/>.my_func:</text:p>
      <text:p text:style-name="P29"><text:tab/>sub sp, 10 <text:s text:c="2"/># allocate local storage</text:p>
      <text:p text:style-name="P29"><text:tab/>....</text:p>
      <text:p text:style-name="P29"><text:tab/>store.sp ra, 5 <text:s text:c="2"/># use that storage</text:p>
      <text:p text:style-name="P29"><text:tab/>....</text:p>
      <text:p text:style-name="P29"><text:tab/>add sp, 10 <text:s text:c="2"/># sp must be restored before ret is executed</text:p>
      <text:p text:style-name="P29"><text:tab/>ret</text:p>
      <text:h text:style-name="Heading_20_3" text:outline-level="3">Loada</text:h>
      <text:p text:style-name="P34">Loada is used to set the 8-bit address register. The value of the immediate is loaded directly into this register. In the case where the immediate is a label (const, static var address, text label), the high byte of the value will be used by the assembler. For examble</text:p>
      <text:p text:style-name="P34"><text:tab/>loada 0xDE <text:s text:c="2"/># address register now contains 0xDE</text:p>
      <text:p text:style-name="P34"><text:tab/>.<text:span text:style-name="T64">constant 0xABCD const</text:span></text:p>
      <text:p text:style-name="P34"><text:tab/><text:span text:style-name="T64">loada .const <text:s/># address register now contains 0xAB</text:span></text:p>
      <text:h text:style-name="Heading_20_3" text:outline-level="3">Halt</text:h>
      <text:p text:style-name="P35">The halt instruction takes no operands. When it is executed the processor will stop and will no longer fetch or process instructions.</text:p>
      <text:h text:style-name="Heading_20_3" text:outline-level="3"><text:soft-page-break/>Nop</text:h>
      <text:p text:style-name="P35">The nop (no operation) instruction performs no action except take one cycle. They have no effect on the computation and can be used anywhere in the instruction stream. They could be used if an exact number of cycles needs to be waited.</text:p>
      <text:h text:style-name="Heading_20_2" text:outline-level="2">Recommended calling conventions</text:h>
      <text:p text:style-name="P30">Since the assembler does not handle calling conventions, no particular calling convention must be followed. However, for compatibility with future compilers and for uniformity, the following calling conventions are recommended.</text:p>
      <text:h text:style-name="Heading_20_3" text:outline-level="3">Function argument location</text:h>
      <text:p text:style-name="P32"><text:span text:style-name="T62">Arguments to function should be first in ra, then rb, then on the stack where the rightmost </text:span><text:span text:style-name="T18">argument</text:span><text:span text:style-name="T62"> is pushed first. This means that inside a function body the arguments 2 through n are accessible from sp+1 to sp+(n-1) (the return address is stored at sp+1).</text:span></text:p>
      <text:h text:style-name="P46" text:outline-level="3">Caller vs Callee saved registers</text:h>
      <text:p text:style-name="P33">All registers which are not used by function arguments must be saved (as required) by the callee. Thus if a function which takes a single argument (in ra) wants to use rb, then it must first save the value of rb, and must restore the value of rb before returning. Note that the typical way of implementing this is to push rb at the beginning of the function and pop it at the end.</text:p>
      <text:p text:style-name="P33">There is one exception to this, the 8-bit address register. This register is not expected to hold its value across a function call. This is because there is no way to save and load the address register.</text:p>
      <text:h text:style-name="Heading_20_3" text:outline-level="3">Return value is return in ra when required</text:h>
      <text:p text:style-name="P33">When a return value is specified, it will be placed in ra before returning from the function. In functions which take an argument in ra but do not return anything, the value left in ra is unspecified. In functions which do not take arguments and which do not return anything, the value of ra should persist across the function call (as any other regis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3</text:page-number><text:s/>of <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layton </meta:initial-creator>
    <meta:creation-date>2019-07-15T23:40:14.35</meta:creation-date>
    <meta:generator>LibreOffice/6.3.2.2$Windows_X86_64 LibreOffice_project/98b30e735bda24bc04ab42594c85f7fd8be07b9c</meta:generator>
    <dc:date>2020-04-14T23:36:36.206000000</dc:date>
    <meta:editing-duration>PT17H58M44S</meta:editing-duration>
    <meta:editing-cycles>171</meta:editing-cycles>
    <meta:document-statistic meta:table-count="0" meta:image-count="0" meta:object-count="0" meta:page-count="13" meta:paragraph-count="291" meta:word-count="4095" meta:character-count="23118" meta:non-whitespace-character-count="19007"/>
  </office:meta>
</office:document-meta>
</file>